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420e" draw:textarea-horizontal-align="justify" draw:textarea-vertical-align="middle" draw:auto-grow-height="false" fo:min-height="1.829cm" fo:min-width="2.11cm"/>
    </style:style>
    <style:style style:name="gr2" style:family="graphic" style:parent-style-name="standard">
      <style:graphic-properties draw:fill-color="#ff420e" draw:textarea-horizontal-align="justify" draw:textarea-vertical-align="middle" draw:auto-grow-height="false" fo:min-height="1.053cm" fo:min-width="3.18cm"/>
    </style:style>
    <style:style style:name="gr3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2.551cm" fo:min-width="3.404cm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 fo:min-height="2.551cm" fo:min-width="3.404cm"/>
    </style:style>
    <style:style style:name="gr6" style:family="graphic" style:parent-style-name="standard">
      <style:graphic-properties draw:textarea-horizontal-align="justify" draw:textarea-vertical-align="middle" draw:auto-grow-height="false" fo:min-height="2.573cm" fo:min-width="3.34cm"/>
    </style:style>
    <style:style style:name="gr7" style:family="graphic" style:parent-style-name="standard">
      <style:graphic-properties draw:textarea-horizontal-align="left" draw:textarea-vertical-align="top" draw:auto-grow-height="false" fo:min-height="8.281cm" fo:min-width="12.381cm"/>
    </style:style>
    <style:style style:name="gr8" style:family="graphic" style:parent-style-name="standard">
      <style:graphic-properties draw:textarea-horizontal-align="justify" draw:textarea-vertical-align="middle" draw:auto-grow-height="false" fo:min-height="0.967cm" fo:min-width="2.292cm"/>
    </style:style>
    <style:style style:name="gr9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6666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9999ff" draw:textarea-horizontal-align="justify" draw:textarea-vertical-align="middle" draw:auto-grow-height="false" fo:min-height="1.033cm" fo:min-width="2.907cm"/>
    </style:style>
    <style:style style:name="gr12" style:family="graphic" style:parent-style-name="objectwithoutfill">
      <style:graphic-properties svg:stroke-width="0.1cm" svg:stroke-color="#99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1.032cm" fo:min-width="2.442cm"/>
    </style:style>
    <style:style style:name="gr14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-color="#aecf00" draw:textarea-horizontal-align="justify" draw:textarea-vertical-align="middle" draw:auto-grow-height="false" fo:min-height="2.869cm" fo:min-width="4.572cm"/>
    </style:style>
    <style:style style:name="gr16" style:family="graphic" style:parent-style-name="standard">
      <style:graphic-properties draw:textarea-horizontal-align="justify" draw:textarea-vertical-align="middle" draw:auto-grow-height="false" fo:min-height="2.869cm" fo:min-width="3.766cm"/>
    </style:style>
    <style:style style:name="gr17" style:family="graphic" style:parent-style-name="standard">
      <style:graphic-properties draw:fill-color="#ff420e" draw:opacity="50%" draw:textarea-horizontal-align="justify" draw:textarea-vertical-align="middle" draw:auto-grow-height="false" fo:min-height="2.869cm" fo:min-width="3.766cm" draw:shadow-opacity="50%"/>
    </style:style>
    <style:style style:name="gr18" style:family="graphic" style:parent-style-name="objectwithoutfill">
      <style:graphic-properties draw:stroke="dash" draw:stroke-dash="Fine_20_Dashed"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-color="#ff420e" draw:textarea-horizontal-align="justify" draw:textarea-vertical-align="middle" draw:auto-grow-height="false" fo:min-height="1.899cm" fo:min-width="2.718cm"/>
    </style:style>
    <style:style style:name="gr20" style:family="graphic" style:parent-style-name="standard">
      <style:graphic-properties draw:fill-color="#ff420e" draw:textarea-horizontal-align="justify" draw:textarea-vertical-align="middle" draw:auto-grow-height="false" fo:min-height="1.032cm" fo:min-width="2.442cm"/>
    </style:style>
    <style:style style:name="gr21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420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ecf00"/>
      <style:paragraph-properties fo:text-align="center"/>
    </style:style>
    <style:style style:name="P5" style:family="paragraph">
      <loext:graphic-properties draw:fill-color="#9999ff"/>
      <style:paragraph-properties fo:text-align="center"/>
    </style:style>
    <style:style style:name="P6" style:family="paragraph">
      <loext:graphic-properties draw:fill-color="#ff420e" draw:opacity="50%"/>
      <style:paragraph-properties fo:text-align="center"/>
    </style:style>
    <style:style style:name="P7" style:family="paragraph">
      <style:text-properties fo:color="#ff3333" fo:font-size="18pt" fo:background-color="transparent" style:font-size-asian="18pt" style:font-size-complex="18pt"/>
    </style:style>
    <style:style style:name="P8" style:family="paragraph">
      <loext:graphic-properties draw:fill="none" draw:fill-color="#ff3333"/>
      <style:text-properties fo:color="#ff3333" fo:font-size="18pt" fo:background-color="transparent" style:font-size-asian="18pt" style:font-size-complex="18pt"/>
    </style:style>
    <style:style style:name="P9" style:family="paragraph">
      <style:text-properties fo:color="#0000cc" fo:font-size="18pt" fo:background-color="transparent" style:font-size-asian="18pt" style:font-size-complex="18pt"/>
    </style:style>
    <style:style style:name="P10" style:family="paragraph">
      <loext:graphic-properties draw:fill="none" draw:fill-color="#ff3333"/>
      <style:text-properties fo:color="#0000cc" fo:font-size="18pt" fo:background-color="transparent" style:font-size-asian="18pt" style:font-size-complex="18pt"/>
    </style:style>
    <style:style style:name="P11" style:family="paragraph">
      <style:text-properties fo:color="#00cc00" fo:font-size="18pt" fo:background-color="transparent" style:font-size-asian="18pt" style:font-size-complex="18pt"/>
    </style:style>
    <style:style style:name="P12" style:family="paragraph">
      <loext:graphic-properties draw:fill="none" draw:fill-color="#ff3333"/>
      <style:text-properties fo:color="#00cc00" fo:font-size="18pt" fo:background-color="transparent" style:font-size-asian="18pt" style:font-size-complex="18pt"/>
    </style:style>
    <style:style style:name="P13" style:family="paragraph">
      <style:text-properties fo:color="#660066" fo:font-size="18pt" fo:background-color="transparent" style:font-size-asian="18pt" style:font-size-complex="18pt"/>
    </style:style>
    <style:style style:name="P14" style:family="paragraph">
      <loext:graphic-properties draw:fill="none" draw:fill-color="#ff3333"/>
      <style:text-properties fo:color="#660066" fo:font-size="18pt" fo:background-color="transparent" style:font-size-asian="18pt" style:font-size-complex="18pt"/>
    </style:style>
    <style:style style:name="T1" style:family="text">
      <style:text-properties fo:color="#ff3333" fo:font-size="18pt" fo:background-color="transparent" style:font-size-asian="18pt" style:font-size-complex="18pt"/>
    </style:style>
    <style:style style:name="T2" style:family="text">
      <style:text-properties fo:color="#0000cc" fo:font-size="18pt" fo:background-color="transparent" style:font-size-asian="18pt" style:font-size-complex="18pt"/>
    </style:style>
    <style:style style:name="T3" style:family="text">
      <style:text-properties fo:color="#00cc00" fo:font-size="18pt" fo:background-color="transparent" style:font-size-asian="18pt" style:font-size-complex="18pt"/>
    </style:style>
    <style:style style:name="T4" style:family="text">
      <style:text-properties fo:color="#660066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1cm" svg:height="2.079cm" svg:x="1.21cm" svg:y="2.165cm">
          <text:p text:style-name="P1">RDF </text:p>
          <text:p text:style-name="P1">Im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2cm" svg:height="1.443cm" svg:x="10.26cm" svg:y="2.483cm">
          <text:p text:style-name="P1">RDF Tri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3.82cm" svg:y1="3.204cm" svg:x2="5.313cm" svg:y2="3.204cm" draw:start-shape="id1" draw:start-glue-point="1" draw:end-shape="id2" draw:end-glue-point="9" svg:d="M3820 3204h1493" svg:viewBox="0 0 1494 1">
          <text:p text:style-name="P1"/>
        </draw:connector>
        <draw:custom-shape draw:style-name="gr4" draw:text-style-name="P1" xml:id="id5" draw:id="id5" draw:layer="layout" svg:width="3.904cm" svg:height="2.801cm" svg:x="21.961cm" svg:y="5.608cm">
          <text:p text:style-name="P1">DCAT-AP.De</text:p>
          <text:p text:style-name="P1">Struktur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3.904cm" svg:height="2.801cm" svg:x="1.406cm" svg:y="5.295cm">
          <text:p text:style-name="P1">DXObjekte<text:line-break/>Sparql</text:p>
          <text:p text:style-name="P1">Literals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3.84cm" svg:height="2.823cm" svg:x="1.428cm" svg:y="9.273cm">
          <text:p text:style-name="P1">Entity</text:p>
          <text:p text:style-name="P1">Ersetzungs</text:p>
          <text:p text:style-name="P1">Regel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2.881cm" svg:height="8.531cm" svg:x="7.151cm" svg:y="5.114cm">
          <text:p text:style-name="P1">Prozessor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4.434cm" svg:height="1.931cm" svg:x="12.286cm" svg:y="6.043cm">
          <text:p text:style-name="P1">Validieru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3" draw:layer="layout" svg:x1="14.08cm" svg:y1="3.204cm" svg:x2="15.057cm" svg:y2="6.043cm" draw:start-shape="id3" draw:start-glue-point="1" draw:end-shape="id4" draw:end-glue-point="4" svg:d="M14080 3204h977v2839" svg:viewBox="0 0 978 2840">
          <text:p/>
        </draw:connector>
        <draw:connector draw:style-name="gr10" draw:text-style-name="P3" draw:layer="layout" svg:x1="21.961cm" svg:y1="7.008cm" svg:x2="16.166cm" svg:y2="7.008cm" draw:start-shape="id5" draw:end-shape="id4" draw:end-glue-point="6" svg:d="M21961 7008h-5795" svg:viewBox="0 0 5796 1">
          <text:p/>
        </draw:connector>
        <draw:custom-shape draw:style-name="gr11" draw:text-style-name="P5" xml:id="id6" draw:id="id6" draw:layer="layout" svg:width="5.411cm" svg:height="2.037cm" svg:x="13.599cm" svg:y="9.686cm">
          <draw:glue-point draw:id="10" svg:x="-3.15cm" svg:y="5.007cm"/>
          <text:p text:style-name="P1">Graph</text:p>
          <text:p text:style-name="P1">Abstrak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3" draw:layer="layout" draw:line-skew="-0.384cm" svg:x1="14.503cm" svg:y1="7.974cm" svg:x2="16.304cm" svg:y2="9.686cm" draw:start-shape="id4" draw:start-glue-point="8" draw:end-shape="id6" svg:d="M14503 7974v472h1801v1240" svg:viewBox="0 0 1802 1713">
          <text:p/>
        </draw:connector>
        <draw:custom-shape draw:style-name="gr13" draw:text-style-name="P1" xml:id="id7" draw:id="id7" draw:layer="layout" svg:width="4.672cm" svg:height="2.034cm" svg:x="7.827cm" svg:y="9.667cm">
          <text:p text:style-name="P1">Knoten</text:p>
          <text:p text:style-name="P1">Manipul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3" draw:layer="layout" draw:line-skew="-0.369cm" svg:x1="13.949cm" svg:y1="7.974cm" svg:x2="10.747cm" svg:y2="9.667cm" draw:start-shape="id4" draw:start-glue-point="7" draw:end-shape="id7" draw:end-glue-point="4" svg:d="M13949 7974v478h-3202v1215" svg:viewBox="0 0 3203 1694">
          <text:p/>
        </draw:connector>
        <draw:connector draw:style-name="gr10" draw:text-style-name="P3" draw:layer="layout" svg:x1="5.268cm" svg:y1="10.684cm" svg:x2="8.411cm" svg:y2="10.684cm" draw:start-shape="id8" draw:start-glue-point="1" draw:end-shape="id7" draw:end-glue-point="9" svg:d="M5268 10684h3143" svg:viewBox="0 0 3144 1">
          <text:p/>
        </draw:connector>
        <draw:connector draw:style-name="gr14" draw:text-style-name="P3" draw:layer="layout" svg:x1="5.31cm" svg:y1="6.695cm" svg:x2="10.163cm" svg:y2="9.667cm" draw:start-shape="id9" draw:start-glue-point="1" draw:end-shape="id7" draw:end-glue-point="5" svg:d="M5310 6695h4853v2972" svg:viewBox="0 0 4854 2973">
          <text:p/>
        </draw:connector>
        <draw:connector draw:style-name="gr12" draw:text-style-name="P3" draw:layer="layout" svg:x1="10.163cm" svg:y1="11.701cm" svg:x2="14.275cm" svg:y2="10.705cm" draw:start-shape="id7" draw:start-glue-point="8" draw:end-shape="id6" draw:end-glue-point="9" svg:d="M10163 11701v502h2886v-1498h1226" svg:viewBox="0 0 4113 1499">
          <text:p/>
        </draw:connector>
        <draw:custom-shape draw:style-name="gr15" draw:text-style-name="P4" xml:id="id10" draw:id="id10" draw:layer="layout" svg:width="5.072cm" svg:height="3.119cm" svg:x="12.033cm" svg:y="15.644cm">
          <text:p text:style-name="P1">Ergebnis</text:p>
          <text:p text:style-name="P1">Dexterity Objekt</text:p>
          <text:p text:style-name="P1">Graph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line-skew="0.603cm" svg:x1="14.6cm" svg:y1="11.723cm" svg:x2="14.569cm" svg:y2="15.644cm" draw:start-shape="id6" draw:start-glue-point="10" draw:end-shape="id10" svg:d="M14600 11723v2563h-31v1358" svg:viewBox="0 0 32 3922">
          <text:p/>
        </draw:connector>
        <draw:custom-shape draw:style-name="gr16" draw:text-style-name="P1" xml:id="id11" draw:id="id11" draw:layer="layout" svg:width="4.266cm" svg:height="3.119cm" svg:x="17.939cm" svg:y="15.644cm">
          <text:p text:style-name="P1">Interaktive</text:p>
          <text:p text:style-name="P1">Graph</text:p>
          <text:p text:style-name="P1">Ansicht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0.621cm" svg:x1="15.628cm" svg:y1="11.723cm" svg:x2="20.072cm" svg:y2="15.644cm" draw:start-shape="id6" draw:start-glue-point="7" draw:end-shape="id11" svg:d="M15628 11723v2581h4444v1340" svg:viewBox="0 0 4445 3922">
          <text:p/>
        </draw:connector>
        <draw:custom-shape draw:style-name="gr16" draw:text-style-name="P1" xml:id="id15" draw:id="id15" draw:layer="layout" svg:width="4.266cm" svg:height="3.119cm" svg:x="22.939cm" svg:y="15.644cm">
          <text:p text:style-name="P1">Log</text:p>
          <draw:enhanced-geometry svg:viewBox="0 0 21600 21600" draw:type="rectangle" draw:enhanced-path="M 0 0 L 21600 0 21600 21600 0 21600 0 0 Z N"/>
        </draw:custom-shape>
        <draw:custom-shape draw:style-name="gr17" draw:text-style-name="P6" xml:id="id12" draw:id="id12" draw:layer="layout" svg:width="4.266cm" svg:height="3.119cm" svg:x="21.46cm" svg:y="9.254cm">
          <text:p text:style-name="P1">RDF</text:p>
          <text:p text:style-name="P1">Storage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line-skew="0.368cm" svg:x1="16.304cm" svg:y1="11.723cm" svg:x2="23.593cm" svg:y2="12.373cm" draw:start-shape="id6" draw:start-glue-point="8" draw:end-shape="id12" svg:d="M16304 11723v1518h7289v-868" svg:viewBox="0 0 7290 1519">
          <text:p/>
        </draw:connector>
        <draw:custom-shape draw:style-name="gr19" draw:text-style-name="P2" xml:id="id14" draw:id="id14" draw:layer="layout" svg:width="3.218cm" svg:height="2.149cm" svg:x="1.238cm" svg:y="16.129cm">
          <text:p text:style-name="P1">RDF</text:p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5.912cm" svg:y1="17.203cm" svg:x2="4.456cm" svg:y2="17.203cm" draw:start-shape="id13" draw:start-glue-point="9" draw:end-shape="id14" draw:end-glue-point="1" svg:d="M5912 17203h-1456" svg:viewBox="0 0 1457 1">
          <text:p/>
        </draw:connector>
        <draw:connector draw:style-name="gr12" draw:text-style-name="P3" draw:layer="layout" draw:line-skew="0.621cm" svg:x1="15.628cm" svg:y1="11.723cm" svg:x2="25.072cm" svg:y2="15.644cm" draw:start-shape="id6" draw:start-glue-point="7" draw:end-shape="id15" draw:end-glue-point="0" svg:d="M15628 11723v2581h9444v1340" svg:viewBox="0 0 9445 3922">
          <text:p/>
        </draw:connector>
        <draw:custom-shape draw:style-name="gr20" draw:text-style-name="P2" xml:id="id13" draw:id="id13" draw:layer="layout" svg:width="4.672cm" svg:height="2.034cm" svg:x="5.328cm" svg:y="16.186cm">
          <text:p text:style-name="P1">RDF</text:p>
          <text:p text:style-name="P1">Marsha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2" xml:id="id2" draw:id="id2" draw:layer="layout" svg:width="4.672cm" svg:height="2.034cm" svg:x="4.729cm" svg:y="2.187cm">
          <text:p text:style-name="P1">RDFLib</text:p>
          <text:p text:style-name="P1">Par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8.817cm" svg:y1="3.204cm" svg:x2="10.26cm" svg:y2="3.204cm" draw:start-shape="id2" draw:start-glue-point="6" draw:end-shape="id3" draw:end-glue-point="3" svg:d="M8817 3204h1443" svg:viewBox="0 0 1444 1">
          <text:p/>
        </draw:connector>
        <draw:connector draw:style-name="gr14" draw:text-style-name="P3" draw:layer="layout" svg:x1="12.033cm" svg:y1="17.203cm" svg:x2="9.416cm" svg:y2="17.203cm" draw:start-shape="id10" draw:start-glue-point="3" draw:end-shape="id13" draw:end-glue-point="6" svg:d="M12033 17203h-2617" svg:viewBox="0 0 2618 1">
          <text:p/>
        </draw:connector>
        <draw:frame draw:style-name="gr21" draw:text-style-name="P8" draw:layer="layout" svg:width="3.673cm" svg:height="0.962cm" svg:x="17.846cm" svg:y="1.346cm">
          <draw:text-box>
            <text:p text:style-name="P7"><text:span text:style-name="T1">RDF Daten</text:span></text:p>
          </draw:text-box>
        </draw:frame>
        <draw:frame draw:style-name="gr21" draw:text-style-name="P10" draw:layer="layout" svg:width="4.232cm" svg:height="0.962cm" svg:x="17.847cm" svg:y="2.146cm">
          <draw:text-box>
            <text:p text:style-name="P9"><text:span text:style-name="T2">Konfiguration</text:span></text:p>
          </draw:text-box>
        </draw:frame>
        <draw:frame draw:style-name="gr21" draw:text-style-name="P8" draw:layer="layout" svg:width="3.673cm" svg:height="0.962cm" svg:x="17.847cm" svg:y="1.346cm">
          <draw:text-box>
            <text:p text:style-name="P7"><text:span text:style-name="T1">RDF Daten</text:span></text:p>
          </draw:text-box>
        </draw:frame>
        <draw:frame draw:style-name="gr21" draw:text-style-name="P8" draw:layer="layout" svg:width="3.673cm" svg:height="0.962cm" svg:x="17.847cm" svg:y="1.346cm">
          <draw:text-box>
            <text:p text:style-name="P7"><text:span text:style-name="T1">RDF Daten</text:span></text:p>
          </draw:text-box>
        </draw:frame>
        <draw:frame draw:style-name="gr21" draw:text-style-name="P12" draw:layer="layout" svg:width="3.004cm" svg:height="0.962cm" svg:x="17.847cm" svg:y="2.946cm">
          <draw:text-box>
            <text:p text:style-name="P11"><text:span text:style-name="T3">Dexterity</text:span></text:p>
          </draw:text-box>
        </draw:frame>
        <draw:frame draw:style-name="gr21" draw:text-style-name="P14" draw:layer="layout" svg:width="5.332cm" svg:height="0.962cm" svg:x="17.847cm" svg:y="3.746cm">
          <draw:text-box>
            <text:p text:style-name="P13"><text:span text:style-name="T4">Abstrakter Graph</text:span></text:p>
          </draw:text-box>
        </draw:frame>
        <draw:connector draw:style-name="gr22" draw:text-style-name="P3" draw:layer="layout" draw:type="line" svg:x1="3.358cm" svg:y1="8.096cm" svg:x2="3.348cm" svg:y2="9.273cm" draw:start-shape="id9" draw:start-glue-point="2" draw:end-shape="id8" svg:d="M3358 8096l-10 1177" svg:viewBox="0 0 11 11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3-18T22:30:15.222692435</meta:creation-date>
    <dc:date>2018-03-18T23:03:30.305732599</dc:date>
    <dc:creator>volker </dc:creator>
    <meta:editing-duration>PT1M51S</meta:editing-duration>
    <meta:editing-cycles>1</meta:editing-cycles>
    <meta:generator>LibreOffice/5.2.7.2$Linux_X86_64 LibreOffice_project/20m0$Build-2</meta:generator>
    <meta:document-statistic meta:object-count="38"/>
  </office:meta>
</office:document-meta>
</file>